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1.25cm" fo:min-width="4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1.25cm" fo:min-width="6.163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0.85cm" fo:min-width="3.513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0.95cm" fo:min-width="3.514cm" fo:padding-top="0.175cm" fo:padding-bottom="0.175cm" fo:padding-left="0.3cm" fo:padding-right="0.3cm"/>
    </style:style>
    <style:style style:name="P1" style:family="paragraph">
      <style:paragraph-properties fo:text-align="center"/>
      <style:text-properties style:font-name="Comic Sans MS" fo:font-size="22pt" style:font-size-asian="22pt" style:font-size-complex="22pt"/>
    </style:style>
    <style:style style:name="P2" style:family="paragraph">
      <loext:graphic-properties draw:fill-color="#ffffff"/>
      <style:paragraph-properties fo:text-align="center"/>
      <style:text-properties style:font-name="Comic Sans M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6cm" svg:height="1.6cm" svg:x="11.8cm" svg:y="6.3cm">
          <text:p text:style-name="P1">Hardwar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6cm" svg:height="1.6cm" svg:x="11.8cm" svg:y="4.7cm">
          <text:p text:style-name="P1">O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763cm" svg:height="1.6cm" svg:x="1.037cm" svg:y="4.7cm">
          <text:p text:style-name="P1">Implementatio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763cm" svg:height="1.6cm" svg:x="1.037cm" svg:y="3.1cm">
          <text:p text:style-name="P1">Verification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7cm" svg:height="2.4cm" svg:x="7.5cm" svg:y="4.3cm">
          <text:p text:style-name="P1">Compile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4.7cm" svg:height="2.6cm" draw:transform="rotate (0.470017167562073) translate (6.567cm 2.705cm)">
          <text:p text:style-name="P1">Verify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5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9T13:56:50.398973938</meta:creation-date>
    <dc:date>2016-01-29T14:06:05.768018158</dc:date>
    <meta:editing-duration>PT9M10S</meta:editing-duration>
    <meta:editing-cycles>10</meta:editing-cycles>
    <meta:generator>LibreOffice/5.0.5.1$Linux_X86_64 LibreOffice_project/00m0$Build-1</meta:generator>
    <meta:document-statistic meta:object-count="6"/>
  </office:meta>
</office:document-meta>
</file>